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code" svg:font-family="'Lucida code'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191cm" table:align="margins" style:writing-mode="lr-tb"/>
    </style:style>
    <style:style style:name="Таблица2.A" style:family="table-column">
      <style:table-column-properties style:column-width="8.595cm" style:rel-column-width="32767*"/>
    </style:style>
    <style:style style:name="Таблица2.B" style:family="table-column">
      <style:table-column-properties style:column-width="8.59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191cm" table:align="margins" style:writing-mode="lr-tb"/>
    </style:style>
    <style:style style:name="Таблица3.A" style:family="table-column">
      <style:table-column-properties style:column-width="8.595cm" style:rel-column-width="32767*"/>
    </style:style>
    <style:style style:name="Таблица3.B" style:family="table-column">
      <style:table-column-properties style:column-width="8.59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oa_20_heading">
      <style:paragraph-properties fo:text-align="center" style:justify-single-word="false"/>
      <style:text-properties fo:color="#000000" loext:opacity="100%" style:font-name="Times New Roman1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9" style:family="paragraph" style:parent-style-name="Standard">
      <style:text-properties style:font-name="Times New Roman1" fo:font-size="10pt" fo:language="en" fo:country="US" fo:font-weight="bold" style:font-size-asian="10pt" style:font-weight-asian="bold" style:font-name-complex="Times New Roman2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5pt" style:font-name-asian="Times New Roman2" style:font-size-asian="15pt" style:font-name-complex="Times New Roman2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start" style:justify-single-word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14" style:family="paragraph" style:parent-style-name="Heading_20_1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5" style:family="paragraph" style:parent-style-name="Heading_20_1">
      <style:paragraph-properties fo:text-align="center" style:justify-single-word="false" fo:break-before="pag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16" style:family="paragraph" style:parent-style-name="Heading_20_1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17" style:family="paragraph" style:parent-style-name="Heading_20_1" style:list-style-name="">
      <style:paragraph-properties fo:line-height="100%" fo:text-align="center" style:justify-single-word="false" fo:keep-together="always" fo:orphans="2" fo:widows="2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officeooo:rsid="000d209f" officeooo:paragraph-rsid="000d209f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officeooo:rsid="000d18b1" officeooo:paragraph-rsid="000d18b1" fo:background-color="#ffffff" style:font-size-asian="14pt" style:font-name-complex="Times New Roman2" style:font-size-complex="14pt"/>
    </style:style>
    <style:style style:name="P24" style:family="paragraph" style:parent-style-name="Standard">
      <style:text-properties style:font-name="Times New Roman1" fo:font-size="9pt" fo:language="en" fo:country="US" style:font-name-asian="Times New Roman2" style:font-size-asian="9pt" style:font-name-complex="Times New Roman2" style:font-size-complex="9pt"/>
    </style:style>
    <style:style style:name="P25" style:family="paragraph" style:parent-style-name="Standard">
      <style:text-properties style:font-name="Times New Roman1" fo:font-size="9pt" fo:language="en" fo:country="US" fo:font-weight="bold" style:font-name-asian="Courier New1" style:font-size-asian="9pt" style:font-weight-asian="bold" style:font-name-complex="Times New Roman2" style:font-size-complex="18pt"/>
    </style:style>
    <style:style style:name="P26" style:family="paragraph" style:parent-style-name="Standard">
      <style:text-properties style:font-name="Times New Roman1" fo:font-size="9pt" fo:language="en" fo:country="US" fo:font-weight="bold" officeooo:paragraph-rsid="000f6350" style:font-name-asian="Courier New1" style:font-size-asian="9pt" style:font-weight-asian="bold" style:font-name-complex="Times New Roman2" style:font-size-complex="18pt"/>
    </style:style>
    <style:style style:name="P27" style:family="paragraph" style:parent-style-name="Standard">
      <style:text-properties style:font-name="Times New Roman1" fo:font-size="10pt" fo:language="en" fo:country="US" fo:font-weight="bold" officeooo:paragraph-rsid="000f6350" style:font-size-asian="10pt" style:font-weight-asian="bold" style:font-name-complex="Times New Roman2"/>
    </style:style>
    <style:style style:name="P28" style:family="paragraph" style:parent-style-name="Standard">
      <style:text-properties style:font-name="Times New Roman" fo:font-size="14pt" officeooo:rsid="000f6350" officeooo:paragraph-rsid="000f6350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officeooo:paragraph-rsid="000d18b1"/>
    </style:style>
    <style:style style:name="P30" style:family="paragraph" style:parent-style-name="Standard">
      <style:text-properties style:font-name="Lucida code" fo:font-size="9pt" fo:language="en" fo:country="US" fo:font-weight="normal" officeooo:rsid="000d209f" officeooo:paragraph-rsid="000d209f" style:font-name-asian="Times New Roman2" style:font-size-asian="9pt" style:font-weight-asian="normal" style:font-name-complex="Times New Roman2" style:font-size-complex="9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paragraph-rsid="000f6350"/>
    </style:style>
    <style:style style:name="P32" style:family="paragraph" style:parent-style-name="Table_20_Contents">
      <style:text-properties officeooo:paragraph-rsid="000f6350"/>
    </style:style>
    <style:style style:name="P33" style:family="paragraph" style:parent-style-name="Table_20_Contents">
      <style:text-properties officeooo:rsid="000f6350" officeooo:paragraph-rsid="000f6350"/>
    </style:style>
    <style:style style:name="T1" style:family="text">
      <style:text-properties officeooo:rsid="000c762a"/>
    </style:style>
    <style:style style:name="T2" style:family="text">
      <style:text-properties fo:color="#000000" loext:opacity="100%" style:font-name="Times New Roman1" fo:font-size="14pt" style:font-size-asian="14pt" style:font-size-complex="14pt"/>
    </style:style>
    <style:style style:name="T3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0c762a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style:text-underline-style="solid" style:text-underline-width="auto" style:text-underline-color="font-color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1" fo:font-size="16pt" fo:language="ru" fo:country="RU" style:text-underline-style="solid" style:text-underline-width="auto" style:text-underline-color="font-color" officeooo:rsid="000c762a" style:font-name-asian="Times New Roman2" style:font-size-asian="16pt" style:font-name-complex="Times New Roman2" style:font-size-complex="16pt"/>
    </style:style>
    <style:style style:name="T7" style:family="text">
      <style:text-properties style:font-name="Times New Roman1" fo:font-size="16pt" fo:language="ru" fo:country="RU" style:text-underline-style="none" style:font-name-asian="Times New Roman2" style:font-size-asian="16pt" style:font-name-complex="Times New Roman2" style:font-size-complex="16pt"/>
    </style:style>
    <style:style style:name="T8" style:family="text">
      <style:text-properties style:font-name="Times New Roman1" fo:font-size="18pt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9" style:family="text">
      <style:text-properties style:font-name="Times New Roman1" fo:font-size="18pt" fo:language="en" fo:country="US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00d18b1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officeooo:rsid="000f635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осковский авиационный институт (национальный исследовательский университет)</text:p>
      <text:p text:style-name="P5"/>
      <text:p text:style-name="P10">Институт №8 «Компьютерные науки и прикладная математика»</text:p>
      <text:p text:style-name="P10">Кафедра 806 «Вычислительная математика и программирование»</text:p>
      <text:p text:style-name="P7"/>
      <text:p text:style-name="P7"/>
      <text:p text:style-name="P7"/>
      <text:p text:style-name="P7"/>
      <text:p text:style-name="P7"/>
      <text:p text:style-name="P7"/>
      <text:p text:style-name="P20">Лабораторная работа по курсу "Дискретный анализ" №1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Студент: </text:span><text:span text:style-name="T4">Ахметшин Б. Р.</text:span></text:p>
      <text:p text:style-name="P6">Преподаватель: <text:span text:style-name="T1">Зацепин Н. А.</text:span></text:p>
      <text:p text:style-name="P6">Группа: М8О-20<text:span text:style-name="T1">3</text:span>Б-22</text:p>
      <text:p text:style-name="P2"><text:span text:style-name="T3">Дата:</text:span><text:span text:style-name="T7"> </text:span><text:span text:style-name="T6"><text:s text:c="6"/></text:span><text:span text:style-name="T5"><text:s text:c="18"/></text:span></text:p>
      <text:p text:style-name="P6">Оценка:<text:span text:style-name="T11"> </text:span><text:span text:style-name="T10"><text:s text:c="24"/></text:span></text:p>
      <text:p text:style-name="P6">Подпись: <text:span text:style-name="T10"><text:s text:c="24"/></text:span></text:p>
      <text:p text:style-name="P8"/>
      <text:p text:style-name="P8"><text:soft-page-break/></text:p>
      <text:p text:style-name="P4"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738_2004454639" text:style-name="Internet_20_link" text:visited-style-name="Visited_20_Internet_20_Link">Цель работы<text:tab/>3</text:a></text:p>
          <text:p text:style-name="P12"><text:a xlink:type="simple" xlink:href="#__RefHeading__740_2004454639" text:style-name="Internet_20_link" text:visited-style-name="Visited_20_Internet_20_Link">Постановка задачи<text:tab/>3</text:a></text:p>
          <text:p text:style-name="P12"><text:a xlink:type="simple" xlink:href="#__RefHeading__742_2004454639" text:style-name="Internet_20_link" text:visited-style-name="Visited_20_Internet_20_Link">Общие сведения о программе<text:tab/>4</text:a></text:p>
          <text:p text:style-name="P12"><text:a xlink:type="simple" xlink:href="#__RefHeading__744_2004454639" text:style-name="Internet_20_link" text:visited-style-name="Visited_20_Internet_20_Link">Общий алгоритм решения<text:tab/>5</text:a></text:p>
          <text:p text:style-name="P12"><text:a xlink:type="simple" xlink:href="#__RefHeading__746_2004454639" text:style-name="Internet_20_link" text:visited-style-name="Visited_20_Internet_20_Link">Реализация<text:tab/>5</text:a></text:p>
          <text:p text:style-name="P12"><text:a xlink:type="simple" xlink:href="#__RefHeading__748_2004454639" text:style-name="Internet_20_link" text:visited-style-name="Visited_20_Internet_20_Link">Пример работы<text:tab/>8</text:a></text:p>
          <text:p text:style-name="P12"><text:a xlink:type="simple" xlink:href="#__RefHeading__750_2004454639" text:style-name="Internet_20_link" text:visited-style-name="Visited_20_Internet_20_Link">Вывод<text:tab/>9</text:a></text:p>
        </text:index-body>
      </text:table-of-content>
      <text:p text:style-name="Contents_20_1"><text:a xlink:type="simple" xlink:href="#__RefHeading___Toc3883_94863195" text:style-name="Internet_20_link" text:visited-style-name="Visited_20_Internet_20_Link"><text:span text:style-name="T2"/></text:a></text:p>
      <text:list xml:id="list4123641543" text:style-name="Outline">
        <text:list-item>
          <text:h text:style-name="P14" text:outline-level="1"/>
        </text:list-item>
        <text:list-item>
          <text:h text:style-name="P15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3">Научиться писать алгоритмы сортировки, работающие за O(n).</text:p>
      <text:list xml:id="list110107282777290" text:continue-numbering="true" text:style-name="Outline">
        <text:list-item>
          <text:h text:style-name="P16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29"><text:span text:style-name="T13">Требуется разработать программу, осуществляющую ввод пар «ключ-значение», их упорядочивание по возрастанию ключа </text:span><text:span text:style-name="T14">алгоритмом сортировки подсчетом</text:span><text:span text:style-name="T13"> за линейное время и вывод отсортированной последовательности. </text:span></text:p>
      <text:p text:style-name="P29"><text:span text:style-name="T13"><text:line-break/>Тип ключа: числа от 0 до 65535. <text:line-break/>Тип значения: строки фиксированной длины 64 символа, во входных данных могут встретиться строки меньшей длины, при этом строка дополняется до 64-х нулевыми символами, которые не выводятся на экран. </text:span></text:p>
      <text:list xml:id="list110107461600734" text:continue-numbering="true" text:style-name="Outline">
        <text:list-item>
          <text:h text:style-name="P16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21"/>
      <text:p text:style-name="P23">В точке входа в программу — функции main — происходит чтение списка пар <text:span text:style-name="T12">«ключ-значение», их сортировка и вывод. </text:span></text:p>
      <text:p text:style-name="P23"><text:span text:style-name="T12">Чтение производится при помощи специального класса ReadMap, считывающего контейнер этих пар из данного потока, предварительно установив параметры чтения. </text:span></text:p>
      <text:p text:style-name="P23">Сортировка происходит при помощи класса CountingSorter и его статического метода sort. </text:p>
      <text:p text:style-name="P23">Печать производится при помощи функции printMap.</text:p>
      <text:p text:style-name="P23">В качестве контейнера использовалась структура динамический массив, реализованная классом Array. Пары были представлены структурой var.</text:p>
      <text:list xml:id="list110107201720820" text:continue-numbering="true" text:style-name="Outline">
        <text:list-item>
          <text:h text:style-name="P16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22">Изначально находится максимальное значение ключа <text:span text:style-name="T15">k</text:span>, затем создается массив<text:span text:style-name="T15"> countArray </text:span>длиной <text:span text:style-name="T15">k</text:span>, <text:span text:style-name="T15">i-й </text:span><text:span text:style-name="T16">элемент которого есть число вхождений ключа </text:span><text:span text:style-name="T15">i</text:span><text:span text:style-name="T16"> в исходный массив </text:span><text:span text:style-name="T15">unsortedMap</text:span><text:span text:style-name="T16">. Затем происходит пересчет элементов </text:span><text:span text:style-name="T15">countArray</text:span><text:span text:style-name="T16">, так что </text:span><text:span text:style-name="T15">i-й</text:span><text:span text:style-name="T16"> элемент массива есть число ключей, не меньше </text:span><text:span text:style-name="T15">i</text:span><text:span text:style-name="T16">. Затем </text:span><text:soft-page-break/><text:span text:style-name="T16">проходя </text:span><text:span text:style-name="T15">unsortedMap </text:span><text:span text:style-name="T16">в обратном порядке, размещаем </text:span><text:span text:style-name="T15">i-й </text:span><text:span text:style-name="T16">элемент </text:span><text:span text:style-name="T15">unsortedMap</text:span><text:span text:style-name="T16"> на </text:span><text:span text:style-name="T15">countArray</text:span><text:span text:style-name="T18">[j] </text:span><text:span text:style-name="T17">место в новом массиве того же размера, что исходный, уменьшая перед этим значение </text:span><text:span text:style-name="T18">countArray[j] </text:span><text:span text:style-name="T17">на единицу. В итоге со сложностью </text:span><text:span text:style-name="T18">O(n) </text:span><text:span text:style-name="T17">получается отсортированный в порядке возрастания массив </text:span><text:span text:style-name="T18">sortedArray</text:span><text:span text:style-name="T17">.</text:span></text:p>
      <text:list xml:id="list110107734161160" text:continue-numbering="true" text:style-name="Outline">
        <text:list-item>
          <text:h text:style-name="P16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24"/>
      <text:p text:style-name="P30">#ifndef ARRAY_HPP</text:p>
      <text:p text:style-name="P30">#define ARRAY_HPP</text:p>
      <text:p text:style-name="P30"/>
      <text:p text:style-name="P30">#include &lt;iostream&gt;</text:p>
      <text:p text:style-name="P30">#include &lt;concepts&gt;</text:p>
      <text:p text:style-name="P30">#include &lt;memory&gt;</text:p>
      <text:p text:style-name="P30"/>
      <text:p text:style-name="P30">template &lt;class T&gt;</text:p>
      <text:p text:style-name="P30">concept Arrayable = std::is_default_constructible&lt;T&gt;::value;</text:p>
      <text:p text:style-name="P30"/>
      <text:p text:style-name="P30">template &lt;Arrayable T&gt;</text:p>
      <text:p text:style-name="P30">class Array {</text:p>
      <text:p text:style-name="P30">public:</text:p>
      <text:p text:style-name="P30"><text:s text:c="4"/>class iterator;</text:p>
      <text:p text:style-name="P30"/>
      <text:p text:style-name="P30"><text:s text:c="4"/>Array() noexcept;</text:p>
      <text:p text:style-name="P30"/>
      <text:p text:style-name="P30"><text:s text:c="4"/>Array(size_t size);</text:p>
      <text:p text:style-name="P30"/>
      <text:p text:style-name="P30"><text:s text:c="4"/>Array(size_t size, T const&amp; t);</text:p>
      <text:p text:style-name="P30"/>
      <text:p text:style-name="P30"><text:s text:c="4"/>Array(const std::initializer_list&lt;T&gt; &amp;t);</text:p>
      <text:p text:style-name="P30"/>
      <text:p text:style-name="P30"><text:s text:c="4"/>Array(Array const&amp; other);</text:p>
      <text:p text:style-name="P30"/>
      <text:p text:style-name="P30"><text:s text:c="4"/>Array(Array &amp;&amp;other) noexcept;</text:p>
      <text:p text:style-name="P30"/>
      <text:p text:style-name="P30"><text:s text:c="4"/>Array&amp; operator=(Array const&amp; other);</text:p>
      <text:p text:style-name="P30"><text:soft-page-break/></text:p>
      <text:p text:style-name="P30"><text:s text:c="4"/>Array&amp; operator=(Array&amp;&amp; other);</text:p>
      <text:p text:style-name="P30"/>
      <text:p text:style-name="P30"><text:s text:c="4"/>void copy_content(Array const&amp; other);</text:p>
      <text:p text:style-name="P30"/>
      <text:p text:style-name="P30"><text:s text:c="4"/>void resize(size_t size);</text:p>
      <text:p text:style-name="P30"/>
      <text:p text:style-name="P30"><text:s text:c="4"/>void reserve(size_t size);</text:p>
      <text:p text:style-name="P30"/>
      <text:p text:style-name="P30"><text:s text:c="4"/>void push_back(T const&amp; t);</text:p>
      <text:p text:style-name="P30"/>
      <text:p text:style-name="P30"><text:s text:c="4"/>void push_back(T&amp;&amp; t);</text:p>
      <text:p text:style-name="P30"/>
      <text:p text:style-name="P30"><text:s text:c="4"/>T&amp; operator[](size_t index);</text:p>
      <text:p text:style-name="P30"/>
      <text:p text:style-name="P30"><text:s text:c="4"/>T operator[](size_t index) const;</text:p>
      <text:p text:style-name="P30"/>
      <text:p text:style-name="P30"><text:s text:c="4"/>size_t size() const noexcept;</text:p>
      <text:p text:style-name="P30"/>
      <text:p text:style-name="P30"><text:s text:c="4"/>void set_multiplier(uint8_t multiplayer);</text:p>
      <text:p text:style-name="P30"/>
      <text:p text:style-name="P30"><text:s text:c="4"/>virtual ~Array() noexcept;</text:p>
      <text:p text:style-name="P30"/>
      <text:p text:style-name="P30">protected:</text:p>
      <text:p text:style-name="P30"><text:s text:c="4"/>void copy(Array const&amp; other);</text:p>
      <text:p text:style-name="P30"><text:s text:c="4"/>void move(Array&amp;&amp; other);</text:p>
      <text:p text:style-name="P30"/>
      <text:p text:style-name="P30"><text:s text:c="4"/>void push_back(T&amp; t);</text:p>
      <text:p text:style-name="P30"/>
      <text:p text:style-name="P30">protected:</text:p>
      <text:p text:style-name="P30"><text:s text:c="4"/>size_t _capacity;</text:p>
      <text:p text:style-name="P30"><text:s text:c="4"/>size_t _size;</text:p>
      <text:p text:style-name="P30"><text:s text:c="4"/>std::shared_ptr&lt;T[]&gt; _array;</text:p>
      <text:p text:style-name="P30"/>
      <text:p text:style-name="P30">public:</text:p>
      <text:p text:style-name="P30"><text:s text:c="4"/>uint8_t const MULTIPLIER = 2;</text:p>
      <text:p text:style-name="P30">};</text:p>
      <text:p text:style-name="P30"><text:soft-page-break/></text:p>
      <text:p text:style-name="P30">template &lt;Arrayable T&gt; </text:p>
      <text:p text:style-name="P30">void swap(Array&lt;T&gt;&amp; a, Array&lt;T&gt;&amp; b) noexcept;</text:p>
      <text:p text:style-name="P30"/>
      <text:p text:style-name="P30"/>
      <text:p text:style-name="P30">template &lt;Arrayable T&gt; </text:p>
      <text:p text:style-name="P30">Array&lt;T&gt;::Array() noexcept </text:p>
      <text:p text:style-name="P30"><text:s text:c="4"/>: _capacity(0), _size(0), _array{nullptr} {}</text:p>
      <text:p text:style-name="P30"/>
      <text:p text:style-name="P30">template &lt;Arrayable T&gt;</text:p>
      <text:p text:style-name="P30">Array&lt;T&gt;::Array(size_t size)</text:p>
      <text:p text:style-name="P30"><text:s text:c="4"/>: _capacity(size), _size(_capacity), _array(std::shared_ptr&lt;T[]&gt;(new T[size])) {}</text:p>
      <text:p text:style-name="P30"/>
      <text:p text:style-name="P30">template &lt;Arrayable T&gt;</text:p>
      <text:p text:style-name="P30">Array&lt;T&gt;::Array(size_t size, T const&amp; t)</text:p>
      <text:p text:style-name="P30"><text:s/>: Array(size) {</text:p>
      <text:p text:style-name="P30"><text:s text:c="4"/>for (size_t i = 0; i &lt; _size; ++i) {</text:p>
      <text:p text:style-name="P30"><text:s text:c="8"/>_array[i] = t;</text:p>
      <text:p text:style-name="P30"><text:s text:c="4"/>}</text:p>
      <text:p text:style-name="P30">}</text:p>
      <text:p text:style-name="P30"/>
      <text:p text:style-name="P30">template &lt;Arrayable T&gt; </text:p>
      <text:p text:style-name="P30">Array&lt;T&gt;::Array(const std::initializer_list&lt;T&gt; &amp;t)</text:p>
      <text:p text:style-name="P30"><text:s text:c="4"/>: Array(t.size()) {</text:p>
      <text:p text:style-name="P30"><text:s text:c="4"/>size_t i{0};</text:p>
      <text:p text:style-name="P30"/>
      <text:p text:style-name="P30"><text:s text:c="4"/>for (auto &amp;c : t)</text:p>
      <text:p text:style-name="P30"><text:s text:c="8"/>_array[i++] = c;</text:p>
      <text:p text:style-name="P30">}</text:p>
      <text:p text:style-name="P30"/>
      <text:p text:style-name="P30">template &lt;Arrayable T&gt;</text:p>
      <text:p text:style-name="P30">void Array&lt;T&gt;::copy(const Array&lt;T&gt;&amp; other) {</text:p>
      <text:p text:style-name="P30"><text:s text:c="4"/>_capacity = other._capacity;</text:p>
      <text:p text:style-name="P30"><text:s text:c="4"/>_size = other._size;</text:p>
      <text:p text:style-name="P30"><text:s text:c="4"/>if (other._array) {</text:p>
      <text:p text:style-name="P30"><text:s text:c="8"/>_array = std::shared_ptr&lt;T[]&gt;(new T[_size]);</text:p>
      <text:p text:style-name="P30"><text:s text:c="8"/>copy_content(other);</text:p>
      <text:p text:style-name="P30"><text:soft-page-break/><text:s text:c="4"/>}</text:p>
      <text:p text:style-name="P30"><text:s text:c="4"/>set_multiplier(other.MULTIPLIER);</text:p>
      <text:p text:style-name="P30">}</text:p>
      <text:p text:style-name="P30"/>
      <text:p text:style-name="P30">template &lt;Arrayable T&gt;</text:p>
      <text:p text:style-name="P30">void Array&lt;T&gt;::move(Array&lt;T&gt;&amp;&amp; other) {</text:p>
      <text:p text:style-name="P30"><text:s text:c="4"/>_capacity = other._capacity;</text:p>
      <text:p text:style-name="P30"><text:s text:c="4"/>_size = other._size;</text:p>
      <text:p text:style-name="P30"><text:s text:c="4"/>_array = other._array;</text:p>
      <text:p text:style-name="P30"><text:s text:c="4"/>set_multiplier(other.MULTIPLIER);</text:p>
      <text:p text:style-name="P30"/>
      <text:p text:style-name="P30"><text:s text:c="4"/>other._capacity = 0;</text:p>
      <text:p text:style-name="P30"><text:s text:c="4"/>other._size = 0;</text:p>
      <text:p text:style-name="P30"><text:s text:c="4"/>other._array = nullptr;</text:p>
      <text:p text:style-name="P30">}</text:p>
      <text:p text:style-name="P30"/>
      <text:p text:style-name="P30"/>
      <text:p text:style-name="P30">template &lt;Arrayable T&gt; </text:p>
      <text:p text:style-name="P30">Array&lt;T&gt;::Array(Array const&amp; other) {</text:p>
      <text:p text:style-name="P30"><text:s text:c="4"/>copy(other);</text:p>
      <text:p text:style-name="P30">}</text:p>
      <text:p text:style-name="P30"/>
      <text:p text:style-name="P30">template &lt;Arrayable T&gt; </text:p>
      <text:p text:style-name="P30">Array&lt;T&gt;::Array(Array &amp;&amp;other) noexcept {</text:p>
      <text:p text:style-name="P30"><text:s text:c="4"/>move(std::move(other));</text:p>
      <text:p text:style-name="P30">}</text:p>
      <text:p text:style-name="P30"/>
      <text:p text:style-name="P30">template &lt;Arrayable T&gt;</text:p>
      <text:p text:style-name="P30">Array&lt;T&gt;&amp; Array&lt;T&gt;::operator=(const Array&lt;T&gt;&amp; other) {</text:p>
      <text:p text:style-name="P30"><text:s text:c="4"/>copy(other);</text:p>
      <text:p text:style-name="P30"><text:s text:c="4"/>return *this;</text:p>
      <text:p text:style-name="P30">}</text:p>
      <text:p text:style-name="P30"/>
      <text:p text:style-name="P30">template &lt;Arrayable T&gt;</text:p>
      <text:p text:style-name="P30">Array&lt;T&gt;&amp; Array&lt;T&gt;::operator=(Array&lt;T&gt;&amp;&amp; other) {</text:p>
      <text:p text:style-name="P30"><text:s text:c="4"/>move(other);</text:p>
      <text:p text:style-name="P30"><text:s text:c="4"/>return *this;</text:p>
      <text:p text:style-name="P30"><text:soft-page-break/>}</text:p>
      <text:p text:style-name="P30"/>
      <text:p text:style-name="P30">template &lt;Arrayable T&gt;</text:p>
      <text:p text:style-name="P30">void Array&lt;T&gt;::copy_content(const Array&lt;T&gt;&amp; other) {</text:p>
      <text:p text:style-name="P30"><text:s text:c="4"/>if (_capacity &lt; other._size) {</text:p>
      <text:p text:style-name="P30"><text:s text:c="8"/>throw std::invalid_argument("Error: trying to copy content of larger array");</text:p>
      <text:p text:style-name="P30"><text:s text:c="4"/>} else {</text:p>
      <text:p text:style-name="P30"><text:s text:c="8"/>for (size_t i = 0; i &lt; other._size; ++i) {</text:p>
      <text:p text:style-name="P30"><text:s text:c="12"/>_array[i] = other._array[i];</text:p>
      <text:p text:style-name="P30"><text:s text:c="8"/>}</text:p>
      <text:p text:style-name="P30"><text:s text:c="8"/>_size = other._size;</text:p>
      <text:p text:style-name="P30"><text:s text:c="4"/>}</text:p>
      <text:p text:style-name="P30">}</text:p>
      <text:p text:style-name="P30"/>
      <text:p text:style-name="P30"/>
      <text:p text:style-name="P30">template &lt;Arrayable T&gt;</text:p>
      <text:p text:style-name="P30">void Array&lt;T&gt;::resize(size_t size) {</text:p>
      <text:p text:style-name="P30"><text:s text:c="4"/>if (size &lt;= _capacity) {</text:p>
      <text:p text:style-name="P30"><text:s text:c="8"/>_size = size;</text:p>
      <text:p text:style-name="P30"><text:s text:c="4"/>} else {</text:p>
      <text:p text:style-name="P30"><text:s text:c="8"/>reserve(size);</text:p>
      <text:p text:style-name="P30"><text:s text:c="4"/>}</text:p>
      <text:p text:style-name="P30">}</text:p>
      <text:p text:style-name="P30"/>
      <text:p text:style-name="P30">template &lt;Arrayable T&gt;</text:p>
      <text:p text:style-name="P30">void Array&lt;T&gt;::reserve(size_t size) {</text:p>
      <text:p text:style-name="P30"><text:s text:c="4"/>if (_capacity &lt; size) {</text:p>
      <text:p text:style-name="P30"><text:s text:c="8"/>Array&lt;T&gt; _arr(size);</text:p>
      <text:p text:style-name="P30"><text:s text:c="8"/>_arr._size = this-&gt;_size;</text:p>
      <text:p text:style-name="P30"><text:s text:c="8"/>_arr.set_multiplier(MULTIPLIER);</text:p>
      <text:p text:style-name="P30"><text:s text:c="8"/>_arr.copy_content(*this);</text:p>
      <text:p text:style-name="P30"><text:s text:c="8"/>move(std::move(_arr));</text:p>
      <text:p text:style-name="P30"><text:s text:c="4"/>}</text:p>
      <text:p text:style-name="P30">}</text:p>
      <text:p text:style-name="P30"/>
      <text:p text:style-name="P30">template &lt;Arrayable T&gt;</text:p>
      <text:p text:style-name="P30">void Array&lt;T&gt;::push_back(T&amp; t) {</text:p>
      <text:p text:style-name="P30"><text:soft-page-break/><text:s text:c="4"/>if (_capacity == 0) {</text:p>
      <text:p text:style-name="P30"><text:s text:c="8"/>reserve(1);</text:p>
      <text:p text:style-name="P30"><text:s text:c="8"/>push_back(t);</text:p>
      <text:p text:style-name="P30"><text:s text:c="4"/>} else if (_size &lt; _capacity) {</text:p>
      <text:p text:style-name="P30"><text:s text:c="8"/>_array[_size] = t;</text:p>
      <text:p text:style-name="P30"><text:s text:c="8"/>++_size;</text:p>
      <text:p text:style-name="P30"><text:s text:c="4"/>} else {</text:p>
      <text:p text:style-name="P30"><text:s text:c="8"/>Array&lt;T&gt; _arr(_capacity * MULTIPLIER);</text:p>
      <text:p text:style-name="P30"><text:s text:c="8"/>_arr.set_multiplier(MULTIPLIER);</text:p>
      <text:p text:style-name="P30"><text:s text:c="8"/>_arr.copy_content(*this);</text:p>
      <text:p text:style-name="P30"><text:s text:c="8"/>move(std::move(_arr));</text:p>
      <text:p text:style-name="P30"><text:s text:c="8"/>push_back(t);</text:p>
      <text:p text:style-name="P30"><text:s text:c="4"/>}</text:p>
      <text:p text:style-name="P30">}</text:p>
      <text:p text:style-name="P30"/>
      <text:p text:style-name="P30">template &lt;Arrayable T&gt;</text:p>
      <text:p text:style-name="P30">void Array&lt;T&gt;::push_back(T const&amp; t) {</text:p>
      <text:p text:style-name="P30"><text:s text:c="4"/>auto _t = t;</text:p>
      <text:p text:style-name="P30"><text:s text:c="4"/>push_back(static_cast&lt;T&amp;&gt;(_t));</text:p>
      <text:p text:style-name="P30">}</text:p>
      <text:p text:style-name="P30"/>
      <text:p text:style-name="P30">template &lt;Arrayable T&gt;</text:p>
      <text:p text:style-name="P30"><text:s/>void Array&lt;T&gt;::push_back(T&amp;&amp; t) {</text:p>
      <text:p text:style-name="P30"><text:s text:c="4"/>push_back(static_cast&lt;T&amp;&gt;(t));</text:p>
      <text:p text:style-name="P30">}</text:p>
      <text:p text:style-name="P30"/>
      <text:p text:style-name="P30">template &lt;Arrayable T&gt;</text:p>
      <text:p text:style-name="P30">T&amp; Array&lt;T&gt;::operator[](size_t index) {</text:p>
      <text:p text:style-name="P30"><text:s text:c="4"/>if (_size &lt;= index) {</text:p>
      <text:p text:style-name="P30"><text:s text:c="8"/>throw std::invalid_argument("Trying access array's element out of it's bounds.");</text:p>
      <text:p text:style-name="P30"><text:s text:c="4"/>} else {</text:p>
      <text:p text:style-name="P30"><text:s text:c="8"/>return _array[index];</text:p>
      <text:p text:style-name="P30"><text:s text:c="4"/>}</text:p>
      <text:p text:style-name="P30">}</text:p>
      <text:p text:style-name="P30"/>
      <text:p text:style-name="P30">template &lt;Arrayable T&gt;</text:p>
      <text:p text:style-name="P30">T Array&lt;T&gt;::operator[](size_t index) const {</text:p>
      <text:p text:style-name="P30"><text:soft-page-break/><text:s text:c="4"/>return const_cast&lt;Array&lt;T&gt;&amp;&gt;(*this)[index];</text:p>
      <text:p text:style-name="P30">}</text:p>
      <text:p text:style-name="P30"/>
      <text:p text:style-name="P30">template &lt;Arrayable T&gt;</text:p>
      <text:p text:style-name="P30">size_t Array&lt;T&gt;::size() const noexcept {</text:p>
      <text:p text:style-name="P30"><text:s text:c="4"/>return _size;</text:p>
      <text:p text:style-name="P30">}</text:p>
      <text:p text:style-name="P30"/>
      <text:p text:style-name="P30">template &lt;Arrayable T&gt;</text:p>
      <text:p text:style-name="P30">void <text:s/>Array&lt;T&gt;::set_multiplier(uint8_t multiplayer) {</text:p>
      <text:p text:style-name="P30"><text:s text:c="4"/>if (multiplayer &lt; 2) {</text:p>
      <text:p text:style-name="P30"><text:s text:c="8"/>throw std::invalid_argument("Error: trying to set multiplier less than 2");</text:p>
      <text:p text:style-name="P30"><text:s text:c="4"/>}</text:p>
      <text:p text:style-name="P30"><text:s text:c="4"/>*const_cast&lt;uint8_t*&gt;(&amp;MULTIPLIER) = multiplayer;</text:p>
      <text:p text:style-name="P30">}</text:p>
      <text:p text:style-name="P30"/>
      <text:p text:style-name="P30"/>
      <text:p text:style-name="P30">template &lt;Arrayable T&gt;</text:p>
      <text:p text:style-name="P30">Array&lt;T&gt;::~Array() noexcept {}</text:p>
      <text:p text:style-name="P30"/>
      <text:p text:style-name="P30"/>
      <text:p text:style-name="P30">template &lt;Arrayable T&gt; </text:p>
      <text:p text:style-name="P30">void swap(Array&lt;T&gt;&amp; a, Array&lt;T&gt;&amp; b) noexcept {</text:p>
      <text:p text:style-name="P30"><text:s text:c="4"/>auto c = std::move(a);</text:p>
      <text:p text:style-name="P30"><text:s text:c="4"/>a = std::move(b);</text:p>
      <text:p text:style-name="P30"><text:s text:c="4"/>b = std::move(c);</text:p>
      <text:p text:style-name="P30">}</text:p>
      <text:p text:style-name="P30"/>
      <text:p text:style-name="P30">#endif</text:p>
      <text:p text:style-name="P30"/>
      <text:p text:style-name="P30">#include &lt;iostream&gt;</text:p>
      <text:p text:style-name="P30">#include &lt;cinttypes&gt;</text:p>
      <text:p text:style-name="P30">#include &lt;sstream&gt;</text:p>
      <text:p text:style-name="P30">#include &lt;string&gt;</text:p>
      <text:p text:style-name="P30">#include &lt;vector&gt;</text:p>
      <text:p text:style-name="P30">#include &lt;memory&gt;</text:p>
      <text:p text:style-name="P30"/>
      <text:p text:style-name="P30"><text:soft-page-break/>namespace da_lab1 {</text:p>
      <text:p text:style-name="P30"/>
      <text:p text:style-name="P30">#define READER</text:p>
      <text:p text:style-name="P30">#ifdef <text:s/>READER</text:p>
      <text:p text:style-name="P30"><text:s text:c="4"/>#define STRING_SIZE 64</text:p>
      <text:p text:style-name="P30"/>
      <text:p text:style-name="P30"><text:s text:c="4"/>using id_t = uint16_t;</text:p>
      <text:p text:style-name="P30"><text:s text:c="4"/>using string = std::string;</text:p>
      <text:p text:style-name="P30"/>
      <text:p text:style-name="P30"><text:s text:c="4"/>template &lt;typename T&gt;</text:p>
      <text:p text:style-name="P30"><text:s text:c="4"/>concept Stream = std::is_convertible_v&lt;T&amp;, std::basic_istream&lt;char&gt;&amp;&gt;;</text:p>
      <text:p text:style-name="P30"/>
      <text:p text:style-name="P30"><text:s text:c="4"/>struct var {</text:p>
      <text:p text:style-name="P30"><text:s text:c="4"/>public:</text:p>
      <text:p text:style-name="P30"><text:s text:c="8"/>id_t id;</text:p>
      <text:p text:style-name="P30"><text:s text:c="8"/>string val;</text:p>
      <text:p text:style-name="P30"><text:s text:c="4"/></text:p>
      <text:p text:style-name="P30"><text:s text:c="4"/>public:</text:p>
      <text:p text:style-name="P30"><text:s text:c="8"/>var() : id{}, val{} {}</text:p>
      <text:p text:style-name="P30"><text:s text:c="8"/>var(uint16_t id, string const&amp; val)</text:p>
      <text:p text:style-name="P30"><text:s text:c="12"/>: id{id}, val{val} {}</text:p>
      <text:p text:style-name="P30"><text:s text:c="8"/>var(uint16_t id, string&amp;&amp; val)</text:p>
      <text:p text:style-name="P30"><text:s text:c="12"/>: id{id}, val(std::move(val)) {}</text:p>
      <text:p text:style-name="P30"><text:s text:c="8"/>var(std::pair&lt;id_t, string&gt; const&amp; pr)</text:p>
      <text:p text:style-name="P30"><text:s text:c="12"/>: var(pr.first, pr.second) {}</text:p>
      <text:p text:style-name="P30"><text:s text:c="8"/>var(std::pair&lt;id_t, string&gt;&amp;&amp; pr)</text:p>
      <text:p text:style-name="P30"><text:s text:c="12"/>: var(pr.first, std::move(pr.second)) {}</text:p>
      <text:p text:style-name="P30"><text:s text:c="8"/>var(var const&amp; _v) </text:p>
      <text:p text:style-name="P30"><text:s text:c="12"/>: var(_v.id, _v.val) {}</text:p>
      <text:p text:style-name="P30"><text:s text:c="8"/>var(var&amp;&amp; _v) </text:p>
      <text:p text:style-name="P30"><text:s text:c="12"/>: var(_v.id, std::move(_v.val)) {}</text:p>
      <text:p text:style-name="P30"/>
      <text:p text:style-name="P30"><text:s text:c="8"/>std::pair&lt;id_t, string&gt; toPair() const {</text:p>
      <text:p text:style-name="P30"><text:s text:c="12"/>return std::pair&lt;id_t, string&gt;(id, val);</text:p>
      <text:p text:style-name="P30"><text:s text:c="8"/>}</text:p>
      <text:p text:style-name="P30"/>
      <text:p text:style-name="P30"><text:s text:c="8"/>string toString() const {</text:p>
      <text:p text:style-name="P30"><text:soft-page-break/><text:s text:c="12"/>return std::to_string(static_cast&lt;int&gt;(id)) + "\t" + val;</text:p>
      <text:p text:style-name="P30"><text:s text:c="8"/>}</text:p>
      <text:p text:style-name="P30"/>
      <text:p text:style-name="P30"><text:s text:c="8"/>static string toString(uint16_t id, std::string const&amp; val) {</text:p>
      <text:p text:style-name="P30"><text:s text:c="12"/>return var(id, val).toString();</text:p>
      <text:p text:style-name="P30"><text:s text:c="8"/>}</text:p>
      <text:p text:style-name="P30"/>
      <text:p text:style-name="P30"><text:s text:c="8"/>var&amp; operator=(var const&amp; _v) {</text:p>
      <text:p text:style-name="P30"><text:s text:c="12"/>copy(_v);</text:p>
      <text:p text:style-name="P30"><text:s text:c="12"/>return *this;</text:p>
      <text:p text:style-name="P30"><text:s text:c="8"/>}</text:p>
      <text:p text:style-name="P30"/>
      <text:p text:style-name="P30"><text:s text:c="8"/>var&amp; operator=(var&amp;&amp; _v) {</text:p>
      <text:p text:style-name="P30"><text:s text:c="12"/>move(std::move(_v));</text:p>
      <text:p text:style-name="P30"><text:s text:c="12"/>return *this;</text:p>
      <text:p text:style-name="P30"><text:s text:c="8"/>}</text:p>
      <text:p text:style-name="P30"/>
      <text:p text:style-name="P30"><text:s text:c="8"/>bool operator==(var const&amp; _v) const {</text:p>
      <text:p text:style-name="P30"><text:s text:c="12"/>return !(*this != _v); </text:p>
      <text:p text:style-name="P30"><text:s text:c="8"/>}</text:p>
      <text:p text:style-name="P30"/>
      <text:p text:style-name="P30"><text:s text:c="8"/>bool operator!=(var const&amp; _v) const {</text:p>
      <text:p text:style-name="P30"><text:s text:c="12"/>return this-&gt;id != _v.id || this-&gt;val != _v.val;</text:p>
      <text:p text:style-name="P30"><text:s text:c="8"/>}</text:p>
      <text:p text:style-name="P30"><text:s text:c="4"/>private:</text:p>
      <text:p text:style-name="P30"><text:s text:c="8"/>void copy(var const&amp; _v) {</text:p>
      <text:p text:style-name="P30"><text:s text:c="12"/>this-&gt;id = _v.id;</text:p>
      <text:p text:style-name="P30"><text:s text:c="12"/>this-&gt;val = _v.val;</text:p>
      <text:p text:style-name="P30"><text:s text:c="8"/>}</text:p>
      <text:p text:style-name="P30"/>
      <text:p text:style-name="P30"><text:s text:c="8"/>void move(var&amp;&amp; _v) {</text:p>
      <text:p text:style-name="P30"><text:s text:c="12"/>this-&gt;id = _v.id;</text:p>
      <text:p text:style-name="P30"><text:s text:c="12"/>this-&gt;val =std::move( _v.val);</text:p>
      <text:p text:style-name="P30"><text:s text:c="8"/>}</text:p>
      <text:p text:style-name="P30"/>
      <text:p text:style-name="P30"><text:s text:c="4"/>};</text:p>
      <text:p text:style-name="P30"/>
      <text:p text:style-name="P30"><text:soft-page-break/><text:s text:c="4"/>bool operator&lt;(var const&amp; a, var const&amp; b) {</text:p>
      <text:p text:style-name="P30"><text:s text:c="8"/>return a.id &lt; b.id;</text:p>
      <text:p text:style-name="P30"><text:s text:c="4"/>}</text:p>
      <text:p text:style-name="P30"/>
      <text:p text:style-name="P30"><text:s text:c="4"/>bool operator&lt;=(var const&amp; a, var const&amp; b) {</text:p>
      <text:p text:style-name="P30"><text:s text:c="8"/>return (a &lt; b) || (a == b);</text:p>
      <text:p text:style-name="P30"><text:s text:c="4"/>}</text:p>
      <text:p text:style-name="P30"/>
      <text:p text:style-name="P30"><text:s text:c="4"/>template &lt;Stream stream&gt;</text:p>
      <text:p text:style-name="P30"><text:s text:c="4"/>void readStringStringSize(stream&amp; s, string&amp; str) {</text:p>
      <text:p text:style-name="P30"><text:s text:c="8"/>std::getline(s, str);</text:p>
      <text:p text:style-name="P30"><text:s text:c="8"/>if (64 &lt; str.size()) {</text:p>
      <text:p text:style-name="P30"><text:s text:c="12"/>throw std::invalid_argument("Error: inputed string with size more than 64");</text:p>
      <text:p text:style-name="P30"><text:s text:c="8"/>} else {</text:p>
      <text:p text:style-name="P30"><text:s text:c="12"/>uint8_t str_size = static_cast&lt;uint8_t&gt;(str.size());</text:p>
      <text:p text:style-name="P30"><text:s text:c="12"/>uint8_t additionCharsCount = STRING_SIZE - str_size;</text:p>
      <text:p text:style-name="P30"><text:s text:c="12"/>str += string(additionCharsCount, '\0');</text:p>
      <text:p text:style-name="P30"><text:s text:c="8"/>}</text:p>
      <text:p text:style-name="P30"><text:s text:c="4"/>}</text:p>
      <text:p text:style-name="P30"/>
      <text:p text:style-name="P30"><text:s text:c="4"/>template &lt;Stream stream&gt;</text:p>
      <text:p text:style-name="P30"><text:s text:c="4"/>stream&amp; operator&gt;&gt;(stream&amp; s, var&amp; v) {</text:p>
      <text:p text:style-name="P30"><text:s text:c="8"/>s &gt;&gt; v.id;</text:p>
      <text:p text:style-name="P30"><text:s text:c="8"/>s.get();</text:p>
      <text:p text:style-name="P30"><text:s text:c="8"/>readStringStringSize(s, v.val);</text:p>
      <text:p text:style-name="P30"><text:s text:c="8"/>return s;</text:p>
      <text:p text:style-name="P30"><text:s text:c="4"/>}</text:p>
      <text:p text:style-name="P30"/>
      <text:p text:style-name="P30"><text:s text:c="4"/>std::ostream&amp; operator&lt;&lt;(std::ostream&amp; os, var const&amp; v) {</text:p>
      <text:p text:style-name="P30"><text:s text:c="8"/>os &lt;&lt; v.toString();</text:p>
      <text:p text:style-name="P30"><text:s text:c="8"/>return os;</text:p>
      <text:p text:style-name="P30"><text:s text:c="4"/>}</text:p>
      <text:p text:style-name="P30"/>
      <text:p text:style-name="P30"><text:s text:c="4"/>using var_map = Array&lt;var&gt;;</text:p>
      <text:p text:style-name="P30"/>
      <text:p text:style-name="P30"><text:s text:c="4"/>void printMap(var_map const&amp; vm) {</text:p>
      <text:p text:style-name="P30"><text:s text:c="8"/>for (size_t i = 0; i &lt; vm.size(); ++i) {</text:p>
      <text:p text:style-name="P30"><text:soft-page-break/><text:s text:c="12"/>printf("%d\t%s\n", vm[i].id, vm[i].val.c_str());</text:p>
      <text:p text:style-name="P30"><text:s text:c="8"/>}</text:p>
      <text:p text:style-name="P30"><text:s text:c="4"/>}</text:p>
      <text:p text:style-name="P30"/>
      <text:p text:style-name="P30"><text:s text:c="4"/>enum ReadingProperties {</text:p>
      <text:p text:style-name="P30"><text:s text:c="8"/>SET_STDIN_SYNC_OFF,</text:p>
      <text:p text:style-name="P30"><text:s text:c="8"/>NONE</text:p>
      <text:p text:style-name="P30"><text:s text:c="4"/>};</text:p>
      <text:p text:style-name="P30"/>
      <text:p text:style-name="P30"><text:s text:c="4"/>template &lt;Stream stream&gt;</text:p>
      <text:p text:style-name="P30"><text:s text:c="4"/>class MapReader {</text:p>
      <text:p text:style-name="P30"><text:s text:c="4"/>protected:</text:p>
      <text:p text:style-name="P30"><text:s text:c="8"/>ReadingProperties properties;</text:p>
      <text:p text:style-name="P30"/>
      <text:p text:style-name="P30"><text:s text:c="8"/>stream&amp; s;</text:p>
      <text:p text:style-name="P30"/>
      <text:p text:style-name="P30"><text:s text:c="8"/>var_map _map;</text:p>
      <text:p text:style-name="P30"/>
      <text:p text:style-name="P30"><text:s text:c="4"/>public:</text:p>
      <text:p text:style-name="P30"><text:s text:c="8"/>explicit MapReader(ReadingProperties propreties, stream&amp; s) </text:p>
      <text:p text:style-name="P30"><text:s text:c="12"/>: properties(propreties), s(s) {</text:p>
      <text:p text:style-name="P30"><text:s text:c="12"/>setReadingProperties(SET_STDIN_SYNC_OFF);</text:p>
      <text:p text:style-name="P30"><text:s text:c="8"/>}</text:p>
      <text:p text:style-name="P30"/>
      <text:p text:style-name="P30"><text:s text:c="8"/>var_map&amp;&amp; read() {</text:p>
      <text:p text:style-name="P30"><text:s text:c="12"/>while (stdinThreadIsNotEmpty()) {</text:p>
      <text:p text:style-name="P30"><text:s text:c="16"/>readAndInsertVar();</text:p>
      <text:p text:style-name="P30"><text:s text:c="12"/>}</text:p>
      <text:p text:style-name="P30"><text:s text:c="12"/>return std::move(_map);</text:p>
      <text:p text:style-name="P30"><text:s text:c="8"/>}</text:p>
      <text:p text:style-name="P30"><text:s text:c="8"/></text:p>
      <text:p text:style-name="P30"/>
      <text:p text:style-name="P30"><text:s text:c="4"/>protected:</text:p>
      <text:p text:style-name="P30"><text:s text:c="8"/>void setReadingProperties(ReadingProperties propreties) {</text:p>
      <text:p text:style-name="P30"><text:s text:c="12"/>if (propreties == SET_STDIN_SYNC_OFF) {</text:p>
      <text:p text:style-name="P30"><text:s text:c="16"/>setSTDIOSyncOff();</text:p>
      <text:p text:style-name="P30"><text:s text:c="12"/>}</text:p>
      <text:p text:style-name="P30"><text:soft-page-break/><text:s text:c="8"/>}</text:p>
      <text:p text:style-name="P30"/>
      <text:p text:style-name="P30"><text:s text:c="8"/>void setSTDIOSyncOff() {</text:p>
      <text:p text:style-name="P30"><text:s text:c="12"/>if (std::is_same&lt;stream, std::istream&gt;::value) {</text:p>
      <text:p text:style-name="P30"><text:s text:c="16"/>std::ios_base::sync_with_stdio(false);</text:p>
      <text:p text:style-name="P30"><text:s text:c="16"/>s.tie();</text:p>
      <text:p text:style-name="P30"><text:s text:c="12"/>}</text:p>
      <text:p text:style-name="P30"><text:s text:c="8"/>}</text:p>
      <text:p text:style-name="P30"/>
      <text:p text:style-name="P30"><text:s text:c="8"/>bool stdinThreadIsNotEmpty() {</text:p>
      <text:p text:style-name="P30"><text:s text:c="12"/>return !s.eof();</text:p>
      <text:p text:style-name="P30"><text:s text:c="8"/>}</text:p>
      <text:p text:style-name="P30"/>
      <text:p text:style-name="P30"><text:s text:c="8"/>template &lt;class T&gt;</text:p>
      <text:p text:style-name="P30"><text:s text:c="8"/>static stream&amp; readFromStream(stream&amp; s, T&amp; t) {</text:p>
      <text:p text:style-name="P30"><text:s text:c="12"/>s &gt;&gt; t;</text:p>
      <text:p text:style-name="P30"><text:s text:c="12"/>return s;</text:p>
      <text:p text:style-name="P30"><text:s text:c="8"/>}</text:p>
      <text:p text:style-name="P30"/>
      <text:p text:style-name="P30"><text:s text:c="8"/>void readAndInsertVar() {</text:p>
      <text:p text:style-name="P30"><text:s text:c="12"/>var v; </text:p>
      <text:p text:style-name="P30"><text:s text:c="12"/>if (readFromStream(s, v)) {</text:p>
      <text:p text:style-name="P30"><text:s text:c="16"/>_map.push_back(std::move(v));</text:p>
      <text:p text:style-name="P30"><text:s text:c="12"/>}</text:p>
      <text:p text:style-name="P30"><text:s text:c="8"/>}</text:p>
      <text:p text:style-name="P30"/>
      <text:p text:style-name="P30"><text:s text:c="4"/>};</text:p>
      <text:p text:style-name="P30"/>
      <text:p text:style-name="P30"/>
      <text:p text:style-name="P30"><text:s text:c="4"/>template &lt;Stream stream&gt;</text:p>
      <text:p text:style-name="P30"><text:s text:c="4"/>var_map readMap(stream&amp; s) {</text:p>
      <text:p text:style-name="P30"><text:s text:c="8"/>MapReader reader(ReadingProperties::SET_STDIN_SYNC_OFF, s);</text:p>
      <text:p text:style-name="P30"><text:s text:c="8"/>return std::move(reader.read());</text:p>
      <text:p text:style-name="P30"><text:s text:c="4"/>}</text:p>
      <text:p text:style-name="P30"/>
      <text:p text:style-name="P30">#endif</text:p>
      <text:p text:style-name="P30"/>
      <text:p text:style-name="P30"><text:soft-page-break/>#define COUNTING_SORTER</text:p>
      <text:p text:style-name="P30">#ifdef <text:s/>COUNTING_SORTER</text:p>
      <text:p text:style-name="P30"/>
      <text:p text:style-name="P30">class CountingSorter {</text:p>
      <text:p text:style-name="P30">protected:</text:p>
      <text:p text:style-name="P30"><text:s text:c="4"/>CountingSorter() = delete;</text:p>
      <text:p text:style-name="P30"/>
      <text:p text:style-name="P30">public:</text:p>
      <text:p text:style-name="P30"><text:s text:c="4"/>static var_map sort(var_map&amp;&amp; _unsortedMap) {</text:p>
      <text:p text:style-name="P30"><text:s text:c="8"/>auto unsortedMap = std::move(_unsortedMap);</text:p>
      <text:p text:style-name="P30"><text:s text:c="8"/>auto maxValue = findMaxValue(unsortedMap);</text:p>
      <text:p text:style-name="P30"><text:s text:c="8"/>auto countArray = countValues(unsortedMap, maxValue);</text:p>
      <text:p text:style-name="P30"><text:s text:c="8"/>sumUp(countArray);</text:p>
      <text:p text:style-name="P30"><text:s text:c="8"/>return post(unsortedMap, countArray); <text:s text:c="2"/></text:p>
      <text:p text:style-name="P30"><text:s text:c="4"/>}</text:p>
      <text:p text:style-name="P30"/>
      <text:p text:style-name="P30">protected:</text:p>
      <text:p text:style-name="P30"><text:s text:c="4"/>static uint16_t findMaxValue(var_map const&amp; unsortedMap) {</text:p>
      <text:p text:style-name="P30"><text:s text:c="8"/>uint16_t res = 0;</text:p>
      <text:p text:style-name="P30"><text:s text:c="8"/>for (size_t i = 0; i &lt; unsortedMap.size(); ++i) {</text:p>
      <text:p text:style-name="P30"><text:s text:c="12"/>if (res &lt; unsortedMap[i].id) {</text:p>
      <text:p text:style-name="P30"><text:s text:c="16"/>res = unsortedMap[i].id;</text:p>
      <text:p text:style-name="P30"><text:s text:c="12"/>}</text:p>
      <text:p text:style-name="P30"><text:s text:c="8"/>}</text:p>
      <text:p text:style-name="P30"><text:s text:c="8"/>return res;</text:p>
      <text:p text:style-name="P30"><text:s text:c="4"/>}</text:p>
      <text:p text:style-name="P30"/>
      <text:p text:style-name="P30"><text:s text:c="4"/>static std::vector&lt;uint64_t&gt; countValues(var_map const&amp; unsortedMap, uint16_t maxValue) {</text:p>
      <text:p text:style-name="P30"><text:s text:c="8"/>std::vector&lt;uint64_t&gt; countArray(maxValue + 1);</text:p>
      <text:p text:style-name="P30"><text:s text:c="8"/>for (size_t i = 0; i &lt; unsortedMap.size(); ++i) {</text:p>
      <text:p text:style-name="P30"><text:s text:c="12"/>++countArray[unsortedMap[i].id];</text:p>
      <text:p text:style-name="P30"><text:s text:c="8"/>}</text:p>
      <text:p text:style-name="P30"><text:s text:c="8"/>return countArray;</text:p>
      <text:p text:style-name="P30"><text:s text:c="4"/>}</text:p>
      <text:p text:style-name="P30"/>
      <text:p text:style-name="P30"><text:s text:c="4"/>static void sumUp(std::vector&lt;uint64_t&gt;&amp; countArray) {</text:p>
      <text:p text:style-name="P30"><text:s text:c="8"/>for (size_t i = 1; i &lt; countArray.size(); ++i) {</text:p>
      <text:p text:style-name="P30"><text:soft-page-break/><text:s text:c="12"/>countArray[i] += countArray[i - 1];</text:p>
      <text:p text:style-name="P30"><text:s text:c="8"/>}</text:p>
      <text:p text:style-name="P30"><text:s text:c="4"/>}</text:p>
      <text:p text:style-name="P30"/>
      <text:p text:style-name="P30"><text:s text:c="4"/>static var_map post(var_map&amp; unsortedMap, std::vector&lt;uint64_t&gt;&amp; countArray) {</text:p>
      <text:p text:style-name="P30"><text:s text:c="8"/>var_map sortedMap(unsortedMap.size());</text:p>
      <text:p text:style-name="P30"><text:s text:c="8"/>for (uint64_t i = 0; i &lt; unsortedMap.size(); ++i) {</text:p>
      <text:p text:style-name="P30"><text:s text:c="12"/>uint64_t i_backorder = unsortedMap.size() - i - 1;</text:p>
      <text:p text:style-name="P30"><text:s text:c="12"/>uint16_t j = unsortedMap[i_backorder].id;</text:p>
      <text:p text:style-name="P30"><text:s text:c="12"/>if (countArray[j] != 0) {</text:p>
      <text:p text:style-name="P30"><text:s text:c="16"/>--countArray[j];</text:p>
      <text:p text:style-name="P30"><text:s text:c="16"/>sortedMap[countArray[j]] = std::move(unsortedMap[i_backorder]);</text:p>
      <text:p text:style-name="P30"><text:s text:c="12"/>}</text:p>
      <text:p text:style-name="P30"><text:s text:c="8"/>}</text:p>
      <text:p text:style-name="P30"><text:s text:c="8"/>return sortedMap;</text:p>
      <text:p text:style-name="P30"><text:s text:c="4"/>}</text:p>
      <text:p text:style-name="P30">};</text:p>
      <text:p text:style-name="P30"/>
      <text:p text:style-name="P30">#endif</text:p>
      <text:p text:style-name="P30"/>
      <text:p text:style-name="P30">}</text:p>
      <text:p text:style-name="P30"/>
      <text:p text:style-name="P30"/>
      <text:p text:style-name="P30">#include &lt;sstream&gt;</text:p>
      <text:p text:style-name="P30"/>
      <text:p text:style-name="P30">using namespace da_lab1;</text:p>
      <text:p text:style-name="P30"/>
      <text:p text:style-name="P30">int main() {</text:p>
      <text:p text:style-name="P30"><text:s text:c="4"/>auto unsorted_map = readMap(std::cin);</text:p>
      <text:p text:style-name="P30"/>
      <text:p text:style-name="P30"><text:s text:c="4"/>auto sorted_map = CountingSorter::sort(std::move(unsorted_map));</text:p>
      <text:p text:style-name="P30"/>
      <text:p text:style-name="P30"><text:s text:c="4"/>printMap(sorted_map);</text:p>
      <text:p text:style-name="P30"/>
      <text:p text:style-name="P30"><text:s text:c="4"/>return 0;</text:p>
      <text:p text:style-name="P30">}</text:p>
      <text:list xml:id="list110108090026512" text:continue-numbering="true" text:style-name="Outline">
        <text:list-item>
          <text:h text:style-name="P18" text:outline-level="1"><text:bookmark-start text:name="__RefHeading__748_2004454639"/><text:bookmark text:name="Bookmark5"/><text:soft-page-break/><text:span text:style-name="T8">Пример</text:span><text:span text:style-name="T9"> </text:span><text:span text:style-name="T8">работы</text:span><text:bookmark-end text:name="__RefHeading__748_2004454639"/></text:h>
        </text:list-item>
      </text:list>
      <text:p text:style-name="P9">Test 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Input</text:p>
          </table:table-cell>
          <table:table-cell table:style-name="Таблица1.B1" office:value-type="string">
            <text:p text:style-name="P11">Output</text:p>
          </table:table-cell>
        </table:table-row>
        <table:table-row>
          <table:table-cell table:style-name="Таблица1.A2" office:value-type="string">
            <text:p text:style-name="Table_20_Contents">0<text:tab/>n399tann9nnt3ttnaaan9nann93na9t3a3t9999na3aan9antt3tn93aat3naatt</text:p>
            <text:p text:style-name="Table_20_Contents">65535<text:tab/>n399tann9nnt3ttnaaan9nann93na9t3a3t9999na3aan9antt3tn93aat3naat</text:p>
            <text:p text:style-name="Table_20_Contents">0<text:tab/>n399tann9nnt3ttnaaan9nann93na9t3a3t9999na3aan9antt3tn93aat3naa</text:p>
            <text:p text:style-name="Table_20_Contents">65535<text:tab/>n399tann9nnt3ttnaaan9nann93na9t3a3t9999na3aan9antt3tn93aat3na</text:p>
          </table:table-cell>
          <table:table-cell table:style-name="Таблица1.B2" office:value-type="string">
            <text:p text:style-name="Table_20_Contents">0<text:tab/>n399tann9nnt3ttnaaan9nann93na9t3a3t9999na3aan9antt3tn93aat3naatt</text:p>
            <text:p text:style-name="Table_20_Contents">0<text:tab/>n399tann9nnt3ttnaaan9nann93na9t3a3t9999na3aan9antt3tn93aat3naa</text:p>
            <text:p text:style-name="Table_20_Contents">65535<text:tab/>n399tann9nnt3ttnaaan9nann93na9t3a3t9999na3aan9antt3tn93aat3naat</text:p>
            <text:p text:style-name="Table_20_Contents">65535<text:tab/>n399tann9nnt3ttnaaan9nann93na9t3a3t9999na3aan9antt3tn93aat3na</text:p>
          </table:table-cell>
        </table:table-row>
      </table:table>
      <text:p text:style-name="P25"/>
      <text:p text:style-name="P27">Test <text:span text:style-name="T19">2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1">Input</text:p>
          </table:table-cell>
          <table:table-cell table:style-name="Таблица2.B1" office:value-type="string">
            <text:p text:style-name="P31">Output</text:p>
          </table:table-cell>
        </table:table-row>
        <table:table-row>
          <table:table-cell table:style-name="Таблица2.A2" office:value-type="string">
            <text:p text:style-name="P33">1 <text:s text:c="3"/>b</text:p>
            <text:p text:style-name="P33">1 <text:s text:c="3"/>a</text:p>
            <text:p text:style-name="P32">0 <text:s text:c="3"/><text:span text:style-name="T19">d</text:span></text:p>
            <text:p text:style-name="P32"><text:span text:style-name="T19">0 <text:s text:c="3"/>c</text:span></text:p>
          </table:table-cell>
          <table:table-cell table:style-name="Таблица2.B2" office:value-type="string">
            <text:p text:style-name="P33">0 <text:s text:c="3"/>d</text:p>
            <text:p text:style-name="P33">0 <text:s text:c="3"/>c</text:p>
            <text:p text:style-name="P33">1 <text:s text:c="3"/>b</text:p>
            <text:p text:style-name="P33">1 <text:s text:c="3"/>a</text:p>
          </table:table-cell>
        </table:table-row>
      </table:table>
      <text:p text:style-name="P26"/>
      <text:p text:style-name="P27">Test <text:span text:style-name="T19">1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1">Input</text:p>
          </table:table-cell>
          <table:table-cell table:style-name="Таблица3.B1" office:value-type="string">
            <text:p text:style-name="P31">Output</text:p>
          </table:table-cell>
        </table:table-row>
        <table:table-row>
          <table:table-cell table:style-name="Таблица3.A2" office:value-type="string">
            <text:p text:style-name="P32"/>
          </table:table-cell>
          <table:table-cell table:style-name="Таблица3.B2" office:value-type="string">
            <text:p text:style-name="P33"/>
          </table:table-cell>
        </table:table-row>
      </table:table>
      <text:p text:style-name="P26"/>
      <text:h text:style-name="P17" text:outline-level="1"/>
      <text:list xml:id="list110106963256478" text:continue-numbering="true" text:style-name="Outline">
        <text:list-item>
          <text:h text:style-name="P15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28">В ходе этой лабораторной работы я научился стабильно сортировать структуры по ключу за линейное время, а также повторил реализацию динамического массив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code" svg:font-family="'Lucida code'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c762a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  <style:footer-left>
        <text:p text:style-name="MP1"><text:page-number text:select-page="current">1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7</meta:editing-cycles>
    <meta:creation-date>2022-10-30T13:40:00</meta:creation-date>
    <dc:date>2024-03-16T11:01:06.192928725</dc:date>
    <dc:language>ru-RU</dc:language>
    <meta:editing-duration>PT16M55S</meta:editing-duration>
    <meta:generator>LibreOffice/7.3.7.2$Linux_X86_64 LibreOffice_project/30$Build-2</meta:generator>
    <meta:document-statistic meta:table-count="3" meta:image-count="0" meta:object-count="0" meta:page-count="19" meta:paragraph-count="462" meta:word-count="1517" meta:character-count="14115" meta:non-whitespace-character-count="1083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